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DejaVu Math TeX Gyre" svg:font-family="'DejaVu Math TeX Gyre'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an Francisco" svg:font-family="'San Francisco'"/>
    <style:font-face style:name="San francisco" svg:font-family="'San francisco'"/>
    <style:font-face style:name="Sans mono" svg:font-family="'Sans mono'" style:font-family-generic="swiss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C', 'UseCharStyles': 1, 'LineNumberRatio': 100, 'LineNumberStart': 1, 'MasterCharStyle': '', 'ShowLineNumbers': 0, 'ColourizeBackground': 1, 'LineNumberSeparator': '  ', 'LineNumberPaddingSymbol': '', 'StoreOptionsWithSnippet': 1}" fo:background-color="#f8f8f8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', 'UseCharStyles': 1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San Francisco" fo:language="zxx" fo:country="none" fo:font-style="normal" style:text-underline-style="none" fo:font-weight="normal" fo:background-color="transparent"/>
    </style:style>
    <style:style style:name="P3" style:family="paragraph" style:parent-style-name="Standard">
      <style:paragraph-properties fo:text-align="center" style:justify-single-word="false"/>
      <style:text-properties officeooo:paragraph-rsid="0011f75c"/>
    </style:style>
    <style:style style:name="P4" style:family="paragraph" style:parent-style-name="Standard">
      <style:paragraph-properties fo:text-align="center" style:justify-single-word="false"/>
      <style:text-properties officeooo:paragraph-rsid="00140310"/>
    </style:style>
    <style:style style:name="P5" style:family="paragraph" style:parent-style-name="Standard">
      <style:paragraph-properties fo:text-align="start" style:justify-single-word="false"/>
      <style:text-properties officeooo:paragraph-rsid="00136d42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136d42"/>
    </style:style>
    <style:style style:name="P7" style:family="paragraph" style:list-style-name="L1">
      <style:text-properties officeooo:paragraph-rsid="00136d42"/>
    </style:style>
    <style:style style:name="P8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72822"/>
    </style:style>
    <style:style style:name="P9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paragraph-rsid="00136d42" fo:background-color="#272822"/>
    </style:style>
    <style:style style:name="T1" style:family="text">
      <style:text-properties fo:color="#f8f8f2" loext:opacity="100%" style:font-name="Droid Sans Mono" fo:font-size="10.5pt" fo:language="zxx" fo:country="none" fo:font-weight="normal" officeooo:rsid="00136d42" fo:background-color="#272822" loext:char-shading-value="0" style:font-size-asian="10.5pt" style:font-size-complex="12pt"/>
    </style:style>
    <style:style style:name="T2" style:family="text">
      <style:text-properties fo:language="zxx" fo:country="none"/>
    </style:style>
    <style:style style:name="T3" style:family="text">
      <style:text-properties fo:language="zxx" fo:country="none" officeooo:rsid="00136d42" style:font-size-asian="10.5pt" style:font-size-complex="12pt"/>
    </style:style>
    <style:style style:name="T4" style:family="text">
      <style:text-properties style:use-window-font-color="true" loext:opacity="0%" style:font-name="San Francisco" fo:language="zxx" fo:country="none" fo:font-style="normal" style:text-underline-style="none" fo:font-weight="normal" fo:background-color="transparent" loext:char-shading-value="0"/>
    </style:style>
    <style:style style:name="T5" style:family="text">
      <style:text-properties style:font-name="San francisco" fo:font-size="18pt" fo:language="zxx" fo:country="none" officeooo:rsid="0011f75c" style:font-size-asian="18pt" style:font-size-complex="18pt"/>
    </style:style>
    <style:style style:name="T6" style:family="text">
      <style:text-properties style:font-name="San francisco" fo:font-size="15pt" fo:language="zxx" fo:country="none" officeooo:rsid="0011f75c" style:font-size-asian="15pt" style:font-size-complex="15pt"/>
    </style:style>
    <style:style style:name="T7" style:family="text">
      <style:text-properties style:font-name="San francisco" fo:font-size="12pt" fo:language="zxx" fo:country="none" officeooo:rsid="00136d42" style:font-size-asian="10.5pt" style:font-size-complex="12pt"/>
    </style:style>
    <style:style style:name="T8" style:family="text">
      <style:text-properties fo:color="#f92672" loext:opacity="100%"/>
    </style:style>
    <style:style style:name="T9" style:family="text">
      <style:text-properties fo:color="#f92672" loext:opacity="100%" style:font-name="Droid Sans Mono" fo:font-size="10.5pt" fo:language="zxx" fo:country="none" fo:font-weight="normal" officeooo:rsid="00136d42" fo:background-color="#272822" loext:char-shading-value="0" style:font-size-asian="10.5pt" style:font-size-complex="12pt"/>
    </style:style>
    <style:style style:name="T10" style:family="text">
      <style:text-properties fo:color="#f92672" loext:opacity="100%" style:font-name="San francisco" fo:font-size="12pt" fo:language="zxx" fo:country="none" fo:font-weight="normal" officeooo:rsid="00136d42" fo:background-color="#272822" loext:char-shading-value="0" style:font-size-asian="10.5pt" style:font-size-complex="12pt"/>
    </style:style>
    <style:style style:name="T11" style:family="text">
      <style:text-properties fo:color="#f92672" loext:opacity="100%" fo:language="zxx" fo:country="none" officeooo:rsid="00136d42" style:font-size-asian="10.5pt" style:font-size-complex="12pt"/>
    </style:style>
    <style:style style:name="T12" style:family="text">
      <style:text-properties fo:color="#e6db74" loext:opacity="100%"/>
    </style:style>
    <style:style style:name="T13" style:family="text">
      <style:text-properties fo:color="#e6db74" loext:opacity="100%" style:font-name="Droid Sans Mono" fo:font-size="10.5pt" fo:language="zxx" fo:country="none" fo:font-weight="normal" officeooo:rsid="00136d42" fo:background-color="#272822" loext:char-shading-value="0" style:font-size-asian="10.5pt" style:font-size-complex="12pt"/>
    </style:style>
    <style:style style:name="T14" style:family="text">
      <style:text-properties fo:color="#e6db74" loext:opacity="100%" fo:language="zxx" fo:country="none" officeooo:rsid="00136d42" style:font-size-asian="10.5pt" style:font-size-complex="12pt"/>
    </style:style>
    <style:style style:name="T15" style:family="text">
      <style:text-properties fo:color="#a6e22e" loext:opacity="100%"/>
    </style:style>
    <style:style style:name="T16" style:family="text">
      <style:text-properties fo:color="#a6e22e" loext:opacity="100%" style:font-name="Droid Sans Mono" fo:font-size="10.5pt" fo:language="zxx" fo:country="none" fo:font-weight="normal" officeooo:rsid="00136d42" fo:background-color="#272822" loext:char-shading-value="0" style:font-size-asian="10.5pt" style:font-size-complex="12pt"/>
    </style:style>
    <style:style style:name="T17" style:family="text">
      <style:text-properties fo:color="#a6e22e" loext:opacity="100%" fo:language="zxx" fo:country="none" officeooo:rsid="00136d42" style:font-size-asian="10.5pt" style:font-size-complex="12pt"/>
    </style:style>
    <style:style style:name="T18" style:family="text">
      <style:text-properties style:font-name="San Francisco"/>
    </style:style>
    <style:style style:name="T19" style:family="text">
      <style:text-properties style:font-name="San Francisco" fo:language="zxx" fo:country="none"/>
    </style:style>
    <style:style style:name="T20" style:family="text">
      <style:text-properties style:font-name="San Francisco" fo:language="zxx" fo:country="none" officeooo:rsid="00136d42"/>
    </style:style>
    <style:style style:name="T21" style:family="text">
      <style:text-properties style:font-name="San Francisco" fo:language="zxx" fo:country="none" style:text-underline-style="none" fo:font-weight="normal" fo:background-color="transparent" loext:char-shading-value="0"/>
    </style:style>
    <style:style style:name="T22" style:family="text">
      <style:text-properties style:font-name="San Francisco" fo:language="zxx" fo:country="none" fo:font-style="normal" style:text-underline-style="none" fo:font-weight="normal" fo:background-color="transparent" loext:char-shading-value="0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ch2_5f_default.Punctuation"><text:span text:style-name="T5">RELAZIONE CHAT CLIENT/SERVER MULTITHREAD </text:span></text:span></text:p>
      <text:p text:style-name="P4"><text:span text:style-name="ch2_5f_default.Punctuation"><text:span text:style-name="T5">BASATA SU TOR</text:span></text:span></text:p>
      <text:p text:style-name="P3"><text:span text:style-name="ch2_5f_default.Punctuation"><text:span text:style-name="T6">Daniele Intra – Matricola 01507A</text:span></text:span></text:p>
      <text:p text:style-name="P5"><text:span text:style-name="ch2_5f_default.Punctuation"><text:span text:style-name="T7"/></text:span></text:p>
      <text:p text:style-name="P5"><text:span text:style-name="ch2_5f_default.Punctuation"><text:span text:style-name="T7">Requisiti:</text:span></text:span></text:p>
      <text:list text:style-name="L1">
        <text:list-item>
          <text:p text:style-name="P6"><text:span text:style-name="ch2_5f_default.Punctuation"><text:span text:style-name="T7">Sistema operativo Linux</text:span></text:span></text:p>
          <text:list>
            <text:list-item>
              <text:p text:style-name="P6"><text:span text:style-name="ch2_5f_default.Punctuation"><text:span text:style-name="T7">Ambiente utilizzato: Debian GNU/Linux 12 (bookworm) x86_64</text:span></text:span></text:p>
            </text:list-item>
            <text:list-item>
              <text:p text:style-name="P6"><text:span text:style-name="ch2_5f_default.Punctuation"><text:span text:style-name="T7">Kernel: 6.1.0-12-amd64</text:span></text:span></text:p>
            </text:list-item>
          </text:list>
        </text:list-item>
        <text:list-item>
          <text:p text:style-name="P6"><text:span text:style-name="ch2_5f_default.Punctuation"><text:span text:style-name="T7">IDE di sviluppo: Visual Studio Code, v-1.82.0</text:span></text:span></text:p>
        </text:list-item>
        <text:list-item>
          <text:p text:style-name="Standard"><text:span text:style-name="ch2_5f_default.Punctuation"><text:span text:style-name="T20">Librerie utilizzate:</text:span></text:span></text:p>
        </text:list-item>
      </text:list>
      <text:p text:style-name="P1"><text:span text:style-name="ch2_5f_default.Comment.Preproc"><text:span text:style-name="T21">#include</text:span></text:span><text:span text:style-name="ch2_5f_default.Text.Whitespace"><text:span text:style-name="T22"> </text:span></text:span><text:span text:style-name="ch2_5f_default.Comment.PreprocFile"><text:span text:style-name="T21">&lt;stdio.h&gt;</text:span></text:span></text:p>
      <text:p text:style-name="P2"><text:span text:style-name="ch2_5f_default.Comment.Preproc">#include</text:span><text:span text:style-name="ch2_5f_default.Text.Whitespace"> </text:span><text:span text:style-name="ch2_5f_default.Comment.PreprocFile">&lt;stdlib.h&gt;</text:span></text:p>
      <text:p text:style-name="P2"><text:span text:style-name="ch2_5f_default.Comment.Preproc">#include</text:span><text:span text:style-name="ch2_5f_default.Text.Whitespace"> </text:span><text:span text:style-name="ch2_5f_default.Comment.PreprocFile">&lt;string.h&gt;</text:span></text:p>
      <text:p text:style-name="P2"><text:span text:style-name="ch2_5f_default.Comment.Preproc">#include</text:span><text:span text:style-name="ch2_5f_default.Text.Whitespace"> </text:span><text:span text:style-name="ch2_5f_default.Comment.PreprocFile">&lt;unistd.h&gt;</text:span></text:p>
      <text:p text:style-name="P2"><text:span text:style-name="ch2_5f_default.Comment.Preproc">#include</text:span><text:span text:style-name="ch2_5f_default.Text.Whitespace"> </text:span><text:span text:style-name="ch2_5f_default.Comment.PreprocFile">&lt;arpa/inet.h&gt;</text:span></text:p>
      <text:p text:style-name="P2"><text:span text:style-name="ch2_5f_default.Comment.Preproc">#include</text:span><text:span text:style-name="ch2_5f_default.Text.Whitespace"> </text:span><text:span text:style-name="ch2_5f_default.Comment.PreprocFile">&lt;sys/socket.h&gt;</text:span></text:p>
      <text:p text:style-name="P2"><text:span text:style-name="ch2_5f_default.Comment.Preproc">#include</text:span><text:span text:style-name="ch2_5f_default.Text.Whitespace"> </text:span><text:span text:style-name="ch2_5f_default.Comment.PreprocFile">&lt;pthread.h&gt;</text:span></text:p>
      <text:p text:style-name="P2"><text:span text:style-name="ch2_5f_default.Comment.Preproc">#include</text:span><text:span text:style-name="ch2_5f_default.Text.Whitespace"> </text:span><text:span text:style-name="ch2_5f_default.Comment.PreprocFile">&lt;signal.h&gt;</text:span></text:p>
      <text:p text:style-name="P2"><text:span text:style-name="ch2_5f_default.Comment.Preproc">#define _GNU_SOURCE</text:span></text:p>
      <text:p text:style-name="Standard"><text:span text:style-name="ch2_5f_default.Comment.Preproc"><text:span text:style-name="T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DejaVu Math TeX Gyre" svg:font-family="'DejaVu Math TeX Gyre'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Symbol" svg:font-family="OpenSymbol" style:font-charset="x-symbol"/>
    <style:font-face style:name="San Francisco" svg:font-family="'San Francisco'"/>
    <style:font-face style:name="San francisco" svg:font-family="'San francisco'"/>
    <style:font-face style:name="Sans mono" svg:font-family="'Sans mono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h2_5f_default" style:display-name="ch2_default" style:family="text"/>
    <style:style style:name="ch2_5f_default.Punctuation" style:display-name="ch2_default.Punctuation" style:family="text" style:parent-style-name="ch2_5f_default"/>
    <style:style style:name="ch2_5f_default.Text" style:display-name="ch2_default.Text" style:family="text" style:parent-style-name="ch2_5f_default"/>
    <style:style style:name="ch2_5f_default.Text.Whitespace" style:display-name="ch2_default.Text.Whitespace" style:family="text" style:parent-style-name="ch2_5f_default.Text">
      <style:text-properties fo:color="#bbbbbb" loext:opacity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2_5f_default.Comment" style:display-name="ch2_default.Comment" style:family="text" style:parent-style-name="ch2_5f_default">
      <style:text-properties fo:color="#3d7b7b" loext:opacity="100%" fo:font-style="italic"/>
    </style:style>
    <style:style style:name="ch2_5f_default.Comment.Preproc" style:display-name="ch2_default.Comment.Preproc" style:family="text" style:parent-style-name="ch2_5f_default.Comment">
      <style:text-properties fo:color="#9c6500" loext:opacity="100%" fo:font-style="normal"/>
    </style:style>
    <style:style style:name="ch2_5f_default.Comment.PreprocFile" style:display-name="ch2_default.Comment.PreprocFile" style:family="text" style:parent-style-name="ch2_5f_default.Comme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8:37:04.173073907</meta:creation-date>
    <dc:date>2023-09-12T09:39:02.856328806</dc:date>
    <meta:editing-duration>PT1H1M57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18" meta:word-count="56" meta:character-count="447" meta:non-whitespace-character-count="412"/>
  </office:meta>
</office:document-meta>
</file>